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7pt" style:font-size-asian="17pt" style:font-size-complex="17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text-properties fo:font-size="17pt" style:font-size-asian="17pt" style:font-size-complex="17pt"/>
    </style:style>
    <style:style style:name="T1" style:family="text">
      <style:text-properties fo:font-size="17pt" style:font-size-asian="17pt" style:font-size-complex="1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licitud de Pase</text:p>
      <text:p text:style-name="P3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Escuela: [establecimiento.Nombre]</text:p>
          </table:table-cell>
          <table:table-cell table:style-name="Tabla1.A1" office:value-type="string">
            <text:p text:style-name="P6">Distrito: [establecimiento.DistritoEscolar]</text:p>
          </table:table-cell>
        </table:table-row>
      </table:table>
      <text:p text:style-name="P3"><text:tab/></text:p>
      <text:p text:style-name="P1"><text:span text:style-name="T1"><text:tab/><text:tab/><text:tab/>La Dirección de la Escuela solicita o concede el pase del alumno: [alumno.Apellido] [alumno.Nombre]</text:span></text:p>
      <text:p text:style-name="P1"><text:span text:style-name="T1">Que actualmente cursa [division.Año] grado/ año.</text:span></text:p>
      <text:p text:style-name="P1"><text:span text:style-name="T1"/></text:p>
      <text:p text:style-name="P1"><text:span text:style-name="T1"><text:tab/>Lugar y Fecha: [variable.lugar], [variable.dia] [variable.mes] [variable.anio] </text:span></text:p>
      <text:p text:style-name="P1"/>
      <text:p text:style-name="P1"/>
      <text:p text:style-name="P2">…................................. <text:s text:c="4"/></text:p>
      <text:p text:style-name="P5">Firma del Director o Vice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8T15:12:06</meta:creation-date>
    <dc:date>2009-05-18T15:29:28</dc:date>
    <meta:editing-duration>PT00H17M23S</meta:editing-duration>
    <meta:editing-cycles>6</meta:editing-cycles>
    <meta:generator>OpenOffice.org/3.0$Linux OpenOffice.org_project/300m15$Build-9379</meta:generator>
    <meta:document-statistic meta:table-count="1" meta:image-count="0" meta:object-count="0" meta:page-count="1" meta:paragraph-count="9" meta:word-count="41" meta:character-count="394"/>
  </office:meta>
</office:document-meta>
</file>